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" style:parent-style-name="Normal" style:family="paragraph">
      <style:paragraph-properties fo:margin-bottom="0in" fo:line-height="100%"/>
    </style:style>
    <style:style style:name="T5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line-height="100%"/>
    </style:style>
    <style:style style:name="T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0" style:parent-style-name="Normal" style:family="paragraph">
      <style:paragraph-properties fo:line-height="100%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1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6" style:parent-style-name="Normal" style:family="paragraph">
      <style:paragraph-properties fo:line-height="100%"/>
    </style:style>
    <style:style style:name="T17" style:parent-style-name="DefaultParagraphFont" style:family="text">
      <style:text-properties style:font-name="Arial" style:font-name-complex="Arial" fo:color="#444444" fo:font-size="10.5pt" style:font-size-asian="10.5pt" style:font-size-complex="10.5pt" fo:background-color="#FFFFFF"/>
    </style:style>
    <style:style style:name="P18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9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6" style:parent-style-name="Normal" style:family="paragraph">
      <style:paragraph-properties fo:line-height="100%"/>
    </style:style>
    <style:style style:name="T2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31" style:parent-style-name="Normal" style:family="paragraph">
      <style:paragraph-properties fo:line-height="100%"/>
    </style:style>
    <style:style style:name="T32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7" style:parent-style-name="Normal" style:family="paragraph">
      <style:paragraph-properties fo:line-height="100%"/>
    </style:style>
    <style:style style:name="T3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9" style:parent-style-name="Normal" style:family="paragraph">
      <style:paragraph-properties fo:line-height="100%"/>
    </style:style>
    <style:style style:name="T4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1" style:parent-style-name="Normal" style:family="paragraph">
      <style:paragraph-properties fo:line-height="100%"/>
    </style:style>
    <style:style style:name="T42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45" style:parent-style-name="Normal" style:family="paragraph">
      <style:paragraph-properties fo:line-height="100%"/>
    </style:style>
    <style:style style:name="T4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7" style:parent-style-name="Normal" style:family="paragraph">
      <style:paragraph-properties fo:line-height="100%"/>
    </style:style>
    <style:style style:name="T4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52" style:parent-style-name="Normal" style:family="paragraph">
      <style:paragraph-properties fo:line-height="100%"/>
    </style:style>
    <style:style style:name="T5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5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6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7" style:parent-style-name="Normal" style:family="paragraph">
      <style:paragraph-properties fo:line-height="100%"/>
    </style:style>
    <style:style style:name="T58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59" style:parent-style-name="Normal" style:family="paragraph">
      <style:paragraph-properties fo:line-height="100%"/>
    </style:style>
    <style:style style:name="T60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1" style:parent-style-name="Normal" style:family="paragraph">
      <style:paragraph-properties fo:line-height="100%"/>
    </style:style>
    <style:style style:name="T62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6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65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66" style:parent-style-name="Normal" style:family="paragraph">
      <style:paragraph-properties fo:line-height="100%"/>
    </style:style>
    <style:style style:name="T6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T6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69" style:parent-style-name="Normal" style:family="paragraph">
      <style:paragraph-properties fo:line-height="100%"/>
    </style:style>
    <style:style style:name="T7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T7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2" style:parent-style-name="Normal" style:family="paragraph">
      <style:paragraph-properties fo:line-height="100%"/>
    </style:style>
    <style:style style:name="T7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4" style:parent-style-name="Normal" style:family="paragraph">
      <style:paragraph-properties fo:line-height="100%"/>
      <style:text-properties style:font-name-asian="Times New Roman" style:font-name-complex="Calibri" fo:font-size="10pt" style:font-size-asian="10pt" style:font-size-complex="10pt"/>
    </style:style>
    <style:style style:name="P7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6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77" style:parent-style-name="Normal" style:family="paragraph">
      <style:paragraph-properties fo:line-height="100%"/>
    </style:style>
    <style:style style:name="T7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9" style:parent-style-name="Normal" style:family="paragraph">
      <style:paragraph-properties fo:line-height="100%"/>
    </style:style>
    <style:style style:name="T8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85" style:parent-style-name="Normal" style:family="paragraph">
      <style:paragraph-properties fo:margin-top="0.1666in" fo:margin-bottom="0in" fo:line-height="100%"/>
    </style:style>
    <style:style style:name="T8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7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8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9" style:parent-style-name="Normal" style:family="paragraph">
      <style:paragraph-properties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>Group#1:<text:s/>(stage I)</text:p>
      <text:p text:style-name="P2">Bessou Kpeglo,Atsoupe E.</text:p>
      <text:p text:style-name="P3">Cattell, Kristin L.</text:p>
      <text:p text:style-name="P4"><text:a xlink:href="https://ssb.uncg.edu/pls/prod/bwlkosad.P_FacSelectAtypView?xyz=MTI2NjE1OQ==" office:target-frame-name="_top" xlink:show="replace"><text:span text:style-name="T5">Nguyen, Anne D.</text:span></text:a></text:p>
      <text:p text:style-name="P6"/>
      <text:p text:style-name="P7">Group#2:<text:s/>(stage I)</text:p>
      <text:p text:style-name="P8"><text:a xlink:href="https://ssb.uncg.edu/pls/prod/bwlkosad.P_FacSelectAtypView?xyz=MTM2OTM0NA==" office:target-frame-name="_top" xlink:show="replace"><text:span text:style-name="T9">Afzal, Danial</text:span></text:a></text:p>
      <text:p text:style-name="P10"><text:span text:style-name="T11">Kaendler, Johannes</text:span></text:p>
      <text:p text:style-name="P12"><text:a xlink:href="https://ssb.uncg.edu/pls/prod/bwlkosad.P_FacSelectAtypView?xyz=MTI5MTUyNA==" office:target-frame-name="_top" xlink:show="replace"><text:span text:style-name="T13">Pressinger, Gene C.</text:span></text:a></text:p>
      <text:p text:style-name="P14"/>
      <text:p text:style-name="P15">Zia, Usman</text:p>
      <text:p text:style-name="P16"><text:span text:style-name="T17">Richard Schroeders</text:span></text:p>
      <text:p text:style-name="P18"/>
      <text:p text:style-name="P19">Group #3:<text:s/>(stage I)</text:p>
      <text:p text:style-name="P20"><text:a xlink:href="https://ssb.uncg.edu/pls/prod/bwlkosad.P_FacSelectAtypView?xyz=MTI5MzYwNw==" office:target-frame-name="_top" xlink:show="replace"><text:span text:style-name="T21">Johnjulio, Fox K.</text:span></text:a></text:p>
      <text:p text:style-name="P22"/>
      <text:p text:style-name="P23"><text:a xlink:href="https://ssb.uncg.edu/pls/prod/bwlkosad.P_FacSelectAtypView?xyz=MTM0MzgyMA==" office:target-frame-name="_top" xlink:show="replace"><text:span text:style-name="T24">Li, Tianding</text:span></text:a></text:p>
      <text:p text:style-name="P25"/>
      <text:p text:style-name="P26"><text:a xlink:href="https://ssb.uncg.edu/pls/prod/bwlkosad.P_FacSelectAtypView?xyz=MTM3OTI2Mw==" office:target-frame-name="_top" xlink:show="replace"><text:span text:style-name="T27">Okamura, Theodore M.</text:span></text:a></text:p>
      <text:p text:style-name="P28"><text:a xlink:href="https://ssb.uncg.edu/pls/prod/bwlkosad.P_FacSelectAtypView?xyz=MTM1Nzk0MA==" office:target-frame-name="_top" xlink:show="replace"><text:span text:style-name="T29">Roberts, Logan C.</text:span></text:a></text:p>
      <text:p text:style-name="P30"/>
      <text:p text:style-name="P31"><text:a xlink:href="https://ssb.uncg.edu/pls/prod/bwlkosad.P_FacSelectAtypView?xyz=MTM0MzcxNw==" office:target-frame-name="_top" xlink:show="replace"><text:span text:style-name="T32">Wesley, Alexander</text:span></text:a></text:p>
      <text:p text:style-name="P33"/>
      <text:p text:style-name="P34">Group#4:<text:s/>(stage I)</text:p>
      <text:p text:style-name="P35"><text:a xlink:href="https://ssb.uncg.edu/pls/prod/bwlkosad.P_FacSelectAtypView?xyz=MTMzNzkzNw==" office:target-frame-name="_top" xlink:show="replace"><text:span text:style-name="T36">Riggins, Tyler</text:span></text:a></text:p>
      <text:p text:style-name="P37"><text:a xlink:href="https://ssb.uncg.edu/pls/prod/bwlkosad.P_FacSelectAtypView?xyz=MTMyMTczNA==" office:target-frame-name="_top" xlink:show="replace"><text:span text:style-name="T38">Tosun, Senih</text:span></text:a></text:p>
      <text:p text:style-name="P39"><text:a xlink:href="https://ssb.uncg.edu/pls/prod/bwlkosad.P_FacSelectAtypView?xyz=MTIzNTQ3Nw==" office:target-frame-name="_top" xlink:show="replace"><text:span text:style-name="T40">Williams, Greyson H.</text:span></text:a></text:p>
      <text:p text:style-name="P41"><text:span text:style-name="T42">Chris Nieves</text:span></text:p>
      <text:p text:style-name="P43"/>
      <text:p text:style-name="P44">Group#5:<text:s/>(stage I)</text:p>
      <text:p text:style-name="P45"><text:a xlink:href="https://ssb.uncg.edu/pls/prod/bwlkosad.P_FacSelectAtypView?xyz=MTM2NzE4OQ==" office:target-frame-name="_top" xlink:show="replace"><text:span text:style-name="T46">Alvarado, Kenneth B.</text:span></text:a></text:p>
      <text:p text:style-name="P47"><text:a xlink:href="https://ssb.uncg.edu/pls/prod/bwlkosad.P_FacSelectAtypView?xyz=MTM5MDk5OA==" office:target-frame-name="_top" xlink:show="replace"><text:span text:style-name="T48">Bruce, Duncan</text:span></text:a></text:p>
      <text:p text:style-name="P49"><text:a xlink:href="https://ssb.uncg.edu/pls/prod/bwlkosad.P_FacSelectAtypView?xyz=MTM5OTg5Mg==" office:target-frame-name="_top" xlink:show="replace"><text:span text:style-name="T50">Norment, Duncan M.</text:span></text:a></text:p>
      <text:p text:style-name="P51"/>
      <text:p text:style-name="P52"><text:a xlink:href="https://ssb.uncg.edu/pls/prod/bwlkosad.P_FacSelectAtypView?xyz=MTQ0MjYwOA==" office:target-frame-name="_top" xlink:show="replace"><text:span text:style-name="T53">Prudhomme, Max</text:span></text:a></text:p>
      <text:p text:style-name="P54"/>
      <text:p text:style-name="P55"/>
      <text:p text:style-name="P56">Group#6:<text:s/>(stage I)</text:p>
      <text:p text:style-name="P57"><text:a xlink:href="https://ssb.uncg.edu/pls/prod/bwlkosad.P_FacSelectAtypView?xyz=MTQxMTExOA==" office:target-frame-name="_top" xlink:show="replace"><text:span text:style-name="T58">Annem, Sony</text:span></text:a></text:p>
      <text:p text:style-name="P59"><text:a xlink:href="https://ssb.uncg.edu/pls/prod/bwlkosad.P_FacSelectAtypView?xyz=MTQ0MjQ3OA==" office:target-frame-name="_top" xlink:show="replace"><text:span text:style-name="T60">Devireddy, Keerthi</text:span></text:a></text:p>
      <text:p text:style-name="P61"><text:a xlink:href="https://ssb.uncg.edu/pls/prod/bwlkosad.P_FacSelectAtypView?xyz=MTQ0MzI0NQ==" office:target-frame-name="_top" xlink:show="replace"><text:span text:style-name="T62">Kottam, Supriya</text:span></text:a></text:p>
      <text:p text:style-name="P63"/>
      <text:p text:style-name="P64">Group#7:<text:s text:c="2"/>(stage I)</text:p>
      <text:p text:style-name="P65">Mawuli Agboklu</text:p>
      <text:p text:style-name="P66"><text:a xlink:href="https://ssb.uncg.edu/pls/prod/bwlkosad.P_FacSelectAtypView?xyz=MTMwODYxMA==" office:target-frame-name="_top" xlink:show="replace"><text:span text:style-name="T67">Harper, William M.</text:span></text:a><text:span text:style-name="T68"><text:s/></text:span></text:p>
      <text:p text:style-name="P69"><text:a xlink:href="https://ssb.uncg.edu/pls/prod/bwlkosad.P_FacSelectAtypView?xyz=MTI5ODA4MA==" office:target-frame-name="_top" xlink:show="replace"><text:span text:style-name="T70">Keser, Ege</text:span></text:a><text:span text:style-name="T71"> </text:span></text:p>
      <text:p text:style-name="P72"><text:a xlink:href="https://ssb.uncg.edu/pls/prod/bwlkosad.P_FacSelectAtypView?xyz=MTI2MjM4MQ==" office:target-frame-name="_top" xlink:show="replace"><text:span text:style-name="T73">Van Es, Andrew J.</text:span></text:a></text:p>
      <text:p text:style-name="P74">Godbole, Leena N.</text:p>
      <text:p text:style-name="P75"/>
      <text:p text:style-name="P76">Group#8:<text:s/>(stage I)</text:p>
      <text:p text:style-name="P77"><text:a xlink:href="https://ssb.uncg.edu/pls/prod/bwlkosad.P_FacSelectAtypView?xyz=MTE5NzI0MQ==" office:target-frame-name="_top" xlink:show="replace"><text:span text:style-name="T78">Carter, Jesse E.</text:span></text:a></text:p>
      <text:p text:style-name="P79"><text:a xlink:href="https://ssb.uncg.edu/pls/prod/bwlkosad.P_FacSelectAtypView?xyz=MTMzMDUwMA==" office:target-frame-name="_top" xlink:show="replace"><text:span text:style-name="T80">Harris, Collin G.</text:span></text:a></text:p>
      <text:p text:style-name="P81"><text:a xlink:href="https://ssb.uncg.edu/pls/prod/bwlkosad.P_FacSelectAtypView?xyz=MTI3ODk4NA==" office:target-frame-name="_top" xlink:show="replace"><text:span text:style-name="T82">Macias, Emanuel C.</text:span></text:a></text:p>
      <text:p text:style-name="P83"/>
      <text:p text:style-name="P84">Hariguruprasad,Sumithra</text:p>
      <text:p text:style-name="P85"><text:a xlink:href="https://ssb.uncg.edu/pls/prod/bwlkosad.P_FacSelectAtypView?xyz=MTI3ODk4NA==" office:target-frame-name="_top" xlink:show="replace"><text:span text:style-name="T86">Macias, Emanuel C.</text:span></text:a></text:p>
      <text:p text:style-name="P87"/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ianqian Tong</meta:initial-creator>
    <dc:creator>Tong, Qianqian</dc:creator>
    <meta:creation-date>2023-08-24T14:42:00Z</meta:creation-date>
    <dc:date>2023-09-21T13:16:00Z</dc:date>
    <meta:template xlink:href="Normal.dotm" xlink:type="simple"/>
    <meta:editing-cycles>8</meta:editing-cycles>
    <meta:editing-duration>PT2820S</meta:editing-duration>
    <meta:document-statistic meta:page-count="2" meta:paragraph-count="6" meta:word-count="464" meta:character-count="3105" meta:row-count="22" meta:non-whitespace-character-count="2647"/>
  </office:meta>
</office:document-meta>
</file>